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top="0in" fo:margin-bottom="0.1in" loext:contextual-spacing="false" fo:text-align="start" style:justify-single-word="false">
        <style:tab-stops>
          <style:tab-stop style:position="3.5209in"/>
        </style:tab-stops>
      </style:paragraph-properties>
      <style:text-properties officeooo:rsid="001797c7" officeooo:paragraph-rsid="001797c7"/>
    </style:style>
    <style:style style:name="P2" style:family="paragraph" style:parent-style-name="Standard">
      <style:paragraph-properties fo:margin-top="0in" fo:margin-bottom="0.1in" loext:contextual-spacing="false">
        <style:tab-stops>
          <style:tab-stop style:position="3.5209in"/>
        </style:tab-stops>
      </style:paragraph-properties>
      <style:text-properties officeooo:rsid="00190358" officeooo:paragraph-rsid="00190358"/>
    </style:style>
    <style:style style:name="P3" style:family="paragraph" style:parent-style-name="Standard">
      <style:paragraph-properties fo:margin-top="0in" fo:margin-bottom="0.1in" loext:contextual-spacing="false" fo:text-align="start" style:justify-single-word="false">
        <style:tab-stops>
          <style:tab-stop style:position="3.5209in"/>
        </style:tab-stops>
      </style:paragraph-properties>
      <style:text-properties officeooo:rsid="00190358" officeooo:paragraph-rsid="00190358"/>
    </style:style>
    <style:style style:name="P4" style:family="paragraph" style:parent-style-name="Text_20_body">
      <style:text-properties officeooo:rsid="001a1262" officeooo:paragraph-rsid="001a1262"/>
    </style:style>
    <style:style style:name="P5" style:family="paragraph" style:parent-style-name="Text_20_body">
      <style:text-properties officeooo:rsid="001d4298" officeooo:paragraph-rsid="001d4298"/>
    </style:style>
    <style:style style:name="P6" style:family="paragraph" style:parent-style-name="Text_20_body">
      <style:paragraph-properties fo:break-before="page"/>
    </style:style>
    <style:style style:name="P7" style:family="paragraph" style:parent-style-name="Heading_20_1">
      <style:text-properties officeooo:rsid="001a1262" officeooo:paragraph-rsid="001a1262"/>
    </style:style>
    <style:style style:name="P8" style:family="paragraph" style:parent-style-name="Heading_20_1">
      <style:paragraph-properties fo:break-before="page"/>
      <style:text-properties officeooo:rsid="001f3d9f" officeooo:paragraph-rsid="001f3d9f"/>
    </style:style>
    <style:style style:name="P9" style:family="paragraph" style:parent-style-name="Heading_20_1">
      <style:paragraph-properties fo:break-before="page"/>
      <style:text-properties officeooo:rsid="00212d93" officeooo:paragraph-rsid="00212d93"/>
    </style:style>
    <style:style style:name="P10" style:family="paragraph" style:parent-style-name="Heading_20_2">
      <style:text-properties officeooo:rsid="001a1262" officeooo:paragraph-rsid="001a1262"/>
    </style:style>
    <style:style style:name="P11" style:family="paragraph" style:parent-style-name="Heading_20_2">
      <style:text-properties officeooo:rsid="00212d93" officeooo:paragraph-rsid="00212d93"/>
    </style:style>
    <style:style style:name="P12" style:family="paragraph" style:parent-style-name="Heading_20_3">
      <style:text-properties officeooo:rsid="001d4298" officeooo:paragraph-rsid="001d4298"/>
    </style:style>
    <style:style style:name="P13" style:family="paragraph" style:parent-style-name="Heading_20_3">
      <style:text-properties officeooo:rsid="001a1262" officeooo:paragraph-rsid="001a1262"/>
    </style:style>
    <style:style style:name="P14" style:family="paragraph" style:parent-style-name="Standard">
      <style:paragraph-properties fo:margin-top="0in" fo:margin-bottom="0.1in" loext:contextual-spacing="false">
        <style:tab-stops>
          <style:tab-stop style:position="3.5209in"/>
        </style:tab-stops>
      </style:paragraph-properties>
      <style:text-properties officeooo:rsid="001797c7" officeooo:paragraph-rsid="001797c7"/>
    </style:style>
    <style:style style:name="P15" style:family="paragraph" style:parent-style-name="Text_20_body">
      <style:text-properties officeooo:rsid="001c00b3" officeooo:paragraph-rsid="001c00b3"/>
    </style:style>
    <style:style style:name="P16" style:family="paragraph" style:parent-style-name="Text_20_body">
      <style:text-properties officeooo:paragraph-rsid="001f3d9f"/>
    </style:style>
    <style:style style:name="P17" style:family="paragraph" style:parent-style-name="Text_20_body">
      <style:text-properties officeooo:paragraph-rsid="00212d93"/>
    </style:style>
    <style:style style:name="T1" style:family="text">
      <style:text-properties officeooo:rsid="001c00b3"/>
    </style:style>
    <style:style style:name="T2" style:family="text">
      <style:text-properties officeooo:rsid="001eedc8"/>
    </style:style>
    <style:style style:name="T3" style:family="text">
      <style:text-properties officeooo:rsid="001f3d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ynopsis</text:h>
      <text:p text:style-name="P4">Big monsters attack at night, but big gun makes them go boom. Idk that’s all I have for now.</text:p>
      <text:h text:style-name="P7" text:outline-level="1">Gameplay</text:h>
      <text:p text:style-name="P4">Move the cannon horizontally and fire into the night. Charge the shot to launch the projectiles further up. <text:span text:style-name="T1">As soon as projectiles lose their vertical momentum</text:span>, <text:span text:style-name="T1">they detonate and light up</text:span> the area around the explosion, <text:span text:style-name="T1">making</text:span> enemies visible for a brief moment. <text:span text:style-name="T1">The enemies travel downwards in specific patterns and deal damage when they reach the ground. </text:span><text:span text:style-name="T2">When victory conditions are met, enemies stop spawning and the game goes on to the next level after they’ve all been disposed of (if player HP &gt; 0).</text:span></text:p>
      <text:p text:style-name="P4">The game plays on visual memory and object permanence to predict the enemy’s position even in the dark.</text:p>
      <text:h text:style-name="P10" text:outline-level="2">Feedback loops</text:h>
      <text:h text:style-name="P12" text:outline-level="3">Positive</text:h>
      <text:p text:style-name="P5">Hitting an enemy creates more light than a missed shot, allowing the player to quickly find a new target.</text:p>
      <text:h text:style-name="P13" text:outline-level="3">Negative</text:h>
      <text:p text:style-name="P15">As the enemies reach closer to the ground, they will slowly become visible. Since close shots take less time to charge, the firing rate will also become faster as the situation becomes more desperate.</text:p>
      <text:p text:style-name="P6"/>
      <text:h text:style-name="Heading_20_1" text:outline-level="1">Enemy types</text:h>
      <text:h text:style-name="Heading_20_2" text:outline-level="2">Standard enemies</text:h>
      <text:h text:style-name="Heading_20_3" text:outline-level="3">Type 1</text:h>
      <text:p text:style-name="P1">Descends in a straight line</text:p>
      <text:h text:style-name="Heading_20_3" text:outline-level="3">Type 2</text:h>
      <text:p text:style-name="P1">Descends in a wave pattern</text:p>
      <text:h text:style-name="Heading_20_3" text:outline-level="3">Type 3</text:h>
      <text:p text:style-name="P1">Descends in zigzags</text:p>
      <text:h text:style-name="Heading_20_3" text:outline-level="3">Type 4 </text:h>
      <text:p text:style-name="P3">Generator only. Is launched above a generator and falls in a natural way depending on the launch angle.</text:p>
      <text:h text:style-name="Heading_20_2" text:outline-level="2">Enemy generators</text:h>
      <text:h text:style-name="Heading_20_3" text:outline-level="3">Type 1</text:h>
      <text:p text:style-name="P2">Spawns a specific type of enemy while moving horizontally</text:p>
      <text:h text:style-name="Heading_20_3" text:outline-level="3">Type 2</text:h>
      <text:p text:style-name="P2">Descends in a straight line then spawns several enemies immediately above the ground.</text:p>
      <text:p text:style-name="P14"><text:tab/><text:tab/></text:p>
      <text:p text:style-name="P14"/>
      <text:h text:style-name="P9" text:outline-level="1">Levels</text:h>
      <text:h text:style-name="P11" text:outline-level="2">Level 1</text:h>
      <text:p text:style-name="P17"/>
      <text:h text:style-name="P8" text:outline-level="1">Notes</text:h>
      <text:p text:style-name="P16">* <text:span text:style-name="T3">Try adding a trail behind enemies to make their movement easier to predic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5in" fo:margin-right="0in" fo:margin-top="0.1701in" fo:margin-bottom="0.2in" loext:contextual-spacing="false" fo:text-indent="-0.3in" style:auto-text-indent="false">
        <style:tab-stops/>
      </style:paragraph-properties>
      <style:text-properties fo:font-size="130%" fo:font-weight="bold" officeooo:rsid="001a1262"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in" fo:margin-bottom="0.0799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1T16:25:24.712000000</meta:creation-date>
    <dc:title>Custom</dc:title>
    <meta:editing-cycles>9</meta:editing-cycles>
    <meta:generator>LibreOffice/6.4.4.2$Windows_X86_64 LibreOffice_project/3d775be2011f3886db32dfd395a6a6d1ca2630ff</meta:generator>
    <meta:editing-duration>PT35M48S</meta:editing-duration>
    <dc:date>2020-08-18T07:26:03.183000000</dc:date>
    <meta:document-statistic meta:table-count="0" meta:image-count="0" meta:object-count="0" meta:page-count="4" meta:paragraph-count="30" meta:word-count="271" meta:character-count="1544" meta:non-whitespace-character-count="1299"/>
    <meta:template xlink:type="simple" xlink:actuate="onRequest" xlink:title="Custom" xlink:href="file:///C:/Users/Luna/AppData/Roaming/LibreOffice/4/user/template/Custom.ott" meta:date="2020-08-11T16:25:24.420000000"/>
  </office:meta>
</office:document-meta>
</file>